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7.013cm" fo:margin-left="0cm" table:align="left"/>
    </style:style>
    <style:style style:name="Tabulka1.A" style:family="table-column">
      <style:table-column-properties style:column-width="3.399cm"/>
    </style:style>
    <style:style style:name="Tabulka1.C" style:family="table-column">
      <style:table-column-properties style:column-width="7.165cm"/>
    </style:style>
    <style:style style:name="Tabulka1.D" style:family="table-column">
      <style:table-column-properties style:column-width="3.05cm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D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2" style:family="table">
      <style:table-properties style:width="17cm" table:align="margins"/>
    </style:style>
    <style:style style:name="Tabulka2.A" style:family="table-column">
      <style:table-column-properties style:column-width="4.251cm" style:rel-column-width="16383*"/>
    </style:style>
    <style:style style:name="Tabulk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2.D1" style:family="table-cell">
      <style:table-cell-properties fo:padding="0.097cm" fo:border="0.05pt solid #000000"/>
    </style:style>
    <style:style style:name="Tabulka2.A2" style:family="table-cell">
      <style:table-cell-properties fo:padding="0.097cm" fo:border-left="0.05pt solid #000000" fo:border-right="none" fo:border-top="none" fo:border-bottom="0.05pt solid #000000"/>
    </style:style>
    <style:style style:name="Tabulk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36d73" officeooo:paragraph-rsid="00136d73"/>
    </style:style>
    <style:style style:name="P2" style:family="paragraph" style:parent-style-name="Text_20_body">
      <style:paragraph-properties fo:text-align="end" style:justify-single-word="false"/>
      <style:text-properties officeooo:rsid="00136d73" officeooo:paragraph-rsid="00136d73"/>
    </style:style>
    <style:style style:name="P3" style:family="paragraph" style:parent-style-name="Text_20_body">
      <style:text-properties officeooo:rsid="001568c5" officeooo:paragraph-rsid="001568c5"/>
    </style:style>
    <style:style style:name="P4" style:family="paragraph" style:parent-style-name="Text_20_body">
      <style:text-properties style:font-name="Liberation Mono" officeooo:rsid="001568c5" officeooo:paragraph-rsid="001568c5"/>
    </style:style>
    <style:style style:name="P5" style:family="paragraph" style:parent-style-name="Text_20_body">
      <style:text-properties officeooo:rsid="00167ee4" officeooo:paragraph-rsid="00167ee4"/>
    </style:style>
    <style:style style:name="P6" style:family="paragraph" style:parent-style-name="Text_20_body">
      <style:text-properties officeooo:rsid="00175e28" officeooo:paragraph-rsid="00175e28"/>
    </style:style>
    <style:style style:name="P7" style:family="paragraph" style:parent-style-name="Title">
      <style:text-properties officeooo:rsid="00136d73" officeooo:paragraph-rsid="00136d73"/>
    </style:style>
    <style:style style:name="P8" style:family="paragraph" style:parent-style-name="Subtitle">
      <style:text-properties officeooo:rsid="00136d73" officeooo:paragraph-rsid="00136d73"/>
    </style:style>
    <style:style style:name="P9" style:family="paragraph" style:parent-style-name="Text_20_body" style:list-style-name="L1">
      <style:text-properties officeooo:rsid="00167ee4" officeooo:paragraph-rsid="00167ee4"/>
    </style:style>
    <style:style style:name="P10" style:family="paragraph" style:parent-style-name="Text_20_body" style:list-style-name="L1">
      <style:text-properties officeooo:rsid="00175e28" officeooo:paragraph-rsid="00175e28"/>
    </style:style>
    <style:style style:name="P11" style:family="paragraph" style:parent-style-name="Text_20_body" style:list-style-name="L1">
      <style:text-properties officeooo:rsid="001808fd" officeooo:paragraph-rsid="001808fd"/>
    </style:style>
    <style:style style:name="P12" style:family="paragraph" style:parent-style-name="Text_20_body">
      <style:text-properties officeooo:rsid="001808fd" officeooo:paragraph-rsid="001808fd"/>
    </style:style>
    <style:style style:name="P13" style:family="paragraph" style:parent-style-name="Text_20_body">
      <style:text-properties style:font-name="Liberation Serif" officeooo:rsid="0017948c" officeooo:paragraph-rsid="00175e28"/>
    </style:style>
    <style:style style:name="P14" style:family="paragraph" style:parent-style-name="Text_20_body" style:list-style-name="L2">
      <style:text-properties style:font-name="Liberation Serif" officeooo:rsid="001808fd" officeooo:paragraph-rsid="001808fd"/>
    </style:style>
    <style:style style:name="P15" style:family="paragraph" style:parent-style-name="Text_20_body">
      <style:text-properties style:font-name="Liberation Serif" officeooo:rsid="001808fd" officeooo:paragraph-rsid="001808fd"/>
    </style:style>
    <style:style style:name="P16" style:family="paragraph" style:parent-style-name="Text_20_body">
      <style:text-properties officeooo:rsid="001e02c7" officeooo:paragraph-rsid="001e02c7"/>
    </style:style>
    <style:style style:name="P17" style:family="paragraph" style:parent-style-name="Heading_20_2">
      <style:text-properties officeooo:rsid="00167ee4" officeooo:paragraph-rsid="00167ee4"/>
    </style:style>
    <style:style style:name="P18" style:family="paragraph" style:parent-style-name="Heading_20_1">
      <style:text-properties officeooo:rsid="00136d73"/>
    </style:style>
    <style:style style:name="P19" style:family="paragraph" style:parent-style-name="Heading_20_1">
      <style:text-properties officeooo:rsid="00136d73" officeooo:paragraph-rsid="00136d73"/>
    </style:style>
    <style:style style:name="P20" style:family="paragraph" style:parent-style-name="Heading_20_1">
      <style:text-properties officeooo:rsid="001568c5" officeooo:paragraph-rsid="00136d73"/>
    </style:style>
    <style:style style:name="P21" style:family="paragraph" style:parent-style-name="Table_20_Contents">
      <style:text-properties officeooo:rsid="001c8a0b" officeooo:paragraph-rsid="001c8a0b"/>
    </style:style>
    <style:style style:name="P22" style:family="paragraph" style:parent-style-name="Table_20_Contents">
      <style:text-properties officeooo:rsid="001e02c7" officeooo:paragraph-rsid="001e02c7"/>
    </style:style>
    <style:style style:name="P23" style:family="paragraph" style:parent-style-name="Table_20_Contents">
      <style:text-properties style:font-name="Liberation Serif"/>
    </style:style>
    <style:style style:name="P24" style:family="paragraph" style:parent-style-name="Table_20_Contents">
      <style:text-properties style:font-name="Liberation Serif" officeooo:rsid="001e02c7" officeooo:paragraph-rsid="001e02c7"/>
    </style:style>
    <style:style style:name="P25" style:family="paragraph" style:parent-style-name="Table_20_Contents">
      <style:text-properties style:font-name="Liberation Serif" officeooo:rsid="00200005" officeooo:paragraph-rsid="00200005"/>
    </style:style>
    <style:style style:name="P26" style:family="paragraph" style:parent-style-name="Table_20_Contents">
      <style:text-properties style:font-name="Liberation Serif" officeooo:rsid="00200005" officeooo:paragraph-rsid="0020269d"/>
    </style:style>
    <style:style style:name="P27" style:family="paragraph" style:parent-style-name="Table_20_Contents">
      <style:text-properties style:font-name="Liberation Serif" officeooo:rsid="0020269d" officeooo:paragraph-rsid="0020269d"/>
    </style:style>
    <style:style style:name="P28" style:family="paragraph" style:parent-style-name="Table_20_Contents">
      <style:text-properties style:font-name="Liberation Serif" officeooo:rsid="0021a7d1" officeooo:paragraph-rsid="0021a7d1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7948c"/>
    </style:style>
    <style:style style:name="T3" style:family="text">
      <style:text-properties style:font-name="Liberation Serif" officeooo:rsid="001808fd"/>
    </style:style>
    <style:style style:name="T4" style:family="text">
      <style:text-properties style:font-name="Liberation Serif" officeooo:rsid="00195fa3"/>
    </style:style>
    <style:style style:name="T5" style:family="text">
      <style:text-properties style:font-name="Liberation Serif" officeooo:rsid="00197b3e"/>
    </style:style>
    <style:style style:name="T6" style:family="text">
      <style:text-properties officeooo:rsid="00167ee4"/>
    </style:style>
    <style:style style:name="T7" style:family="text">
      <style:text-properties officeooo:rsid="00175e28"/>
    </style:style>
    <style:style style:name="T8" style:family="text">
      <style:text-properties officeooo:rsid="0017948c"/>
    </style:style>
    <style:style style:name="T9" style:family="text">
      <style:text-properties officeooo:rsid="001808fd"/>
    </style:style>
    <style:style style:name="T10" style:family="text">
      <style:text-properties officeooo:rsid="001c8a0b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officeooo:rsid="00200005"/>
    </style:style>
    <style:style style:name="T13" style:family="text">
      <style:text-properties style:font-name="Liberation Sans" officeooo:rsid="0020269d"/>
    </style:style>
    <style:style style:name="T14" style:family="text">
      <style:text-properties style:font-name="Liberation Serif"/>
    </style:style>
    <style:style style:name="T15" style:family="text">
      <style:text-properties officeooo:rsid="001e02c7"/>
    </style:style>
    <style:style style:name="T16" style:family="text">
      <style:text-properties officeooo:rsid="00200005"/>
    </style:style>
    <style:style style:name="T17" style:family="text">
      <style:text-properties officeooo:rsid="0020269d"/>
    </style:style>
    <style:style style:name="T18" style:family="text">
      <style:text-properties officeooo:rsid="00217c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Komunikační protokol pro hru „Milostný dopis“</text:p>
      <text:p text:style-name="P8"/>
      <text:p text:style-name="P8">KIV / UP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adek VAIS<text:line-break/>A13B0457P<text:line-break/>vaisr@students.zcu.cz</text:p>
      <text:h text:style-name="P20" text:outline-level="1"><text:soft-page-break/>Základní informace</text:h>
      <text:p text:style-name="P3">Jde o textový protokol, jehož zprávy jsou po IP síti přenášeny pomocí protokolu UDP. Protokol obsahuje jednoduché potvrzování zpráv.</text:p>
      <text:h text:style-name="P18" text:outline-level="1">Formát zprávy</text:h>
      <text:p text:style-name="P3"><text:span text:style-name="T6">Z</text:span>ákladní formát zprávy obsahuje typ zprávy (právě tři velká písmena), <text:span text:style-name="T10">počet bytů tvořících zprávu (ddd),</text:span> pořadové číslo<text:span text:style-name="T1">, následují data která jsou závislá na konkrétním typu zprávy. </text:span><text:span text:style-name="T3">Jako oddělovač </text:span><text:span text:style-name="T4">informací</text:span><text:span text:style-name="T3"> je použitý <text:s/>znak „#“. </text:span></text:p>
      <text:p text:style-name="P4"><text:tab/>TYP<text:span text:style-name="T10">#ddd</text:span>#0000000<text:span text:style-name="T6">000</text:span>#data… ##</text:p>
      <text:h text:style-name="P19" text:outline-level="1">Typy zpráv</text:h>
      <text:h text:style-name="P17" text:outline-level="2">Typ ACK</text:h>
      <text:p text:style-name="P5">Pokud je zpráva označena jako ACK, jde o potvrzení přijetí zprávy na jiné stanici. Na tuto zprávu se neodpovídá. V datové části obsahuje pouze číslo doručené zprávy. Zpráva typu ACK, se odesílá ihned po doručení jakékoli zprávy. Slouží ke zjišťování úspěšnosti přenosu.</text:p>
      <text:h text:style-name="P17" text:outline-level="2">Typ SRV</text:h>
      <text:p text:style-name="P5">Pokud je zpráva označena jako SRV, jde o komunikaci spojenou s vyjednáním připojení, či kompletní vytvoření hry.</text:p>
      <text:p text:style-name="P5"><text:tab/>Konkrétní data zprávy pak rozlišují <text:span text:style-name="T7">co konkrétně.</text:span></text:p>
      <text:list xml:id="list5374219521703942725" text:style-name="L1">
        <text:list-item>
          <text:p text:style-name="P9">seznam volných her, ke kterým se lze připojit </text:p>
        </text:list-item>
        <text:list-item>
          <text:p text:style-name="P10">žádost o seznam volných her</text:p>
        </text:list-item>
        <text:list-item>
          <text:p text:style-name="P9"><text:span text:style-name="T7">žádost o</text:span> připojení do hry</text:p>
        </text:list-item>
        <text:list-item>
          <text:p text:style-name="P10">potvrzení přijetí žádosti o vstup do hry</text:p>
          <text:list>
            <text:list-item>
              <text:p text:style-name="P10">pozitivní </text:p>
            </text:list-item>
            <text:list-item>
              <text:p text:style-name="P10">negativní</text:p>
            </text:list-item>
          </text:list>
        </text:list-item>
        <text:list-item>
          <text:p text:style-name="P10">odpojení ukončení hry</text:p>
        </text:list-item>
        <text:list-item>
          <text:p text:style-name="P10">žádost o vytvoření nové hry</text:p>
        </text:list-item>
        <text:list-item>
          <text:p text:style-name="P10">zpráva o přidání hráče do hry (ostatním hráčům)</text:p>
        </text:list-item>
        <text:list-item>
          <text:p text:style-name="P11">zahájení hry (server všem hráčům)</text:p>
        </text:list-item>
      </text:list>
      <text:p text:style-name="P16">Konkrétní obsah zpráv viz tabulka. </text:p>
      <text:p text:style-name="P12"/>
      <table:table table:name="Tabulka1" table:style-name="Tabulka1">
        <table:table-column table:style-name="Tabulka1.A" table:number-columns-repeated="2"/>
        <table:table-column table:style-name="Tabulka1.C"/>
        <table:table-column table:style-name="Tabulka1.D"/>
        <text:soft-page-break/>
        <table:table-row>
          <table:table-cell table:style-name="Tabulka1.A1" office:value-type="string">
            <text:p text:style-name="P21">Odesílatel</text:p>
          </table:table-cell>
          <table:table-cell table:style-name="Tabulka1.A1" office:value-type="string">
            <text:p text:style-name="P21">typ</text:p>
          </table:table-cell>
          <table:table-cell table:style-name="Tabulka1.A1" office:value-type="string">
            <text:p text:style-name="P21">Data zprávy</text:p>
          </table:table-cell>
          <table:table-cell table:style-name="Tabulka1.D1" office:value-type="string">
            <text:p text:style-name="P21">Příjemce</text:p>
          </table:table-cell>
        </table:table-row>
        <table:table-row>
          <table:table-cell table:style-name="Tabulka1.A2" office:value-type="string">
            <text:p text:style-name="P21">klient</text:p>
          </table:table-cell>
          <table:table-cell table:style-name="Tabulka1.A2" office:value-type="string">
            <text:p text:style-name="P21">seznam her</text:p>
          </table:table-cell>
          <table:table-cell table:style-name="Tabulka1.A2" office:value-type="string">
            <text:p text:style-name="P21">Obsahuje klíčové slovo '<text:span text:style-name="T11">list</text:span>'</text:p>
          </table:table-cell>
          <table:table-cell table:style-name="Tabulka1.D2" office:value-type="string">
            <text:p text:style-name="P21">server</text:p>
          </table:table-cell>
        </table:table-row>
        <table:table-row>
          <table:table-cell table:style-name="Tabulka1.A2" office:value-type="string">
            <text:p text:style-name="P21">server</text:p>
          </table:table-cell>
          <table:table-cell table:style-name="Tabulka1.A2" office:value-type="string">
            <text:p text:style-name="P21">seznam her</text:p>
          </table:table-cell>
          <table:table-cell table:style-name="Tabulka1.A2" office:value-type="string">
            <text:p text:style-name="P21">Obsahuje klíčové slovo '<text:span text:style-name="T11">list</text:span>' následují dvojice informací uid hry, počet hráčů. Každá dvojice představuje jednu hru</text:p>
          </table:table-cell>
          <table:table-cell table:style-name="Tabulka1.D2" office:value-type="string">
            <text:p text:style-name="P21">klient</text:p>
          </table:table-cell>
        </table:table-row>
        <table:table-row>
          <table:table-cell table:style-name="Tabulka1.A2" office:value-type="string">
            <text:p text:style-name="P21">klient</text:p>
          </table:table-cell>
          <table:table-cell table:style-name="Tabulka1.A2" office:value-type="string">
            <text:p text:style-name="P21">připojeni do hry</text:p>
          </table:table-cell>
          <table:table-cell table:style-name="Tabulka1.A2" office:value-type="string">
            <text:p text:style-name="P21">Obsahuje klíčové slovo '<text:span text:style-name="T11">connect</text:span>' a následuje uid hry k připojení a uid hráče.</text:p>
          </table:table-cell>
          <table:table-cell table:style-name="Tabulka1.D2" office:value-type="string">
            <text:p text:style-name="P21">server</text:p>
          </table:table-cell>
        </table:table-row>
        <table:table-row>
          <table:table-cell table:style-name="Tabulka1.A2" office:value-type="string">
            <text:p text:style-name="P21">server</text:p>
          </table:table-cell>
          <table:table-cell table:style-name="Tabulka1.A2" office:value-type="string">
            <text:p text:style-name="P21">připojeni do hry (reply)</text:p>
          </table:table-cell>
          <table:table-cell table:style-name="Tabulka1.A2" office:value-type="string">
            <text:p text:style-name="P21">Obsahuje klíčové slovo '<text:span text:style-name="T11">connect</text:span>' následuje uid hry a potvrzení zařazení hráče do hry.</text:p>
          </table:table-cell>
          <table:table-cell table:style-name="Tabulka1.D2" office:value-type="string">
            <text:p text:style-name="P21">klient</text:p>
          </table:table-cell>
        </table:table-row>
        <table:table-row>
          <table:table-cell table:style-name="Tabulka1.A2" office:value-type="string">
            <text:p text:style-name="P21">server</text:p>
          </table:table-cell>
          <table:table-cell table:style-name="Tabulka1.A2" office:value-type="string">
            <text:p text:style-name="P21">připojeni do hry (reply)</text:p>
          </table:table-cell>
          <table:table-cell table:style-name="Tabulka1.A2" office:value-type="string">
            <text:p text:style-name="P21">Obsahuje klíčové slovo '<text:span text:style-name="T11">connect</text:span>' následuje uid hry a identifikace chyby při připojení. (shodne uid hrace, plna hra, hra byla, zrusena...)</text:p>
          </table:table-cell>
          <table:table-cell table:style-name="Tabulka1.D2" office:value-type="string">
            <text:p text:style-name="P21">klient</text:p>
          </table:table-cell>
        </table:table-row>
        <table:table-row>
          <table:table-cell table:style-name="Tabulka1.A2" office:value-type="string">
            <text:p text:style-name="P21">server</text:p>
          </table:table-cell>
          <table:table-cell table:style-name="Tabulka1.A2" office:value-type="string">
            <text:p text:style-name="P21">připojeni do hry</text:p>
          </table:table-cell>
          <table:table-cell table:style-name="Tabulka1.A2" office:value-type="string">
            <text:p text:style-name="P21">Obsahuje klíčové slovo '<text:span text:style-name="T11">connect</text:span>' následuje uid hry a <text:span text:style-name="T15">klíčové slovo 'player' a jeho uid. (informace hráčům o připojení nového hráče)</text:span></text:p>
          </table:table-cell>
          <table:table-cell table:style-name="Tabulka1.D2" office:value-type="string">
            <text:p text:style-name="P21">klient</text:p>
          </table:table-cell>
        </table:table-row>
        <table:table-row>
          <table:table-cell table:style-name="Tabulka1.A2" office:value-type="string">
            <text:p text:style-name="P22">klient</text:p>
          </table:table-cell>
          <table:table-cell table:style-name="Tabulka1.A2" office:value-type="string">
            <text:p text:style-name="P22">nová hra</text:p>
          </table:table-cell>
          <table:table-cell table:style-name="Tabulka1.A2" office:value-type="string">
            <text:p text:style-name="P22">Obsahuje klíčové slovo '<text:span text:style-name="T11">new</text:span>' </text:p>
          </table:table-cell>
          <table:table-cell table:style-name="Tabulka1.D2" office:value-type="string">
            <text:p text:style-name="P22">server</text:p>
          </table:table-cell>
        </table:table-row>
        <table:table-row>
          <table:table-cell table:style-name="Tabulka1.A2" office:value-type="string">
            <text:p text:style-name="P22">server</text:p>
          </table:table-cell>
          <table:table-cell table:style-name="Tabulka1.A2" office:value-type="string">
            <text:p text:style-name="P22">konec hry</text:p>
          </table:table-cell>
          <table:table-cell table:style-name="Tabulka1.A2" office:value-type="string">
            <text:p text:style-name="P22">Obsahuje klíčové slovo '<text:span text:style-name="T11">end</text:span><text:span text:style-name="T1">' a následuje <text:s/>uid zrušené hry.</text:span></text:p>
          </table:table-cell>
          <table:table-cell table:style-name="Tabulka1.D2" office:value-type="string">
            <text:p text:style-name="P22">klient</text:p>
          </table:table-cell>
        </table:table-row>
        <table:table-row>
          <table:table-cell table:style-name="Tabulka1.A2" office:value-type="string">
            <text:p text:style-name="P22">server</text:p>
          </table:table-cell>
          <table:table-cell table:style-name="Tabulka1.A2" office:value-type="string">
            <text:p text:style-name="P22">start hry</text:p>
          </table:table-cell>
          <table:table-cell table:style-name="Tabulka1.A2" office:value-type="string">
            <text:p text:style-name="P22">Obsahuje klíčové slovo '<text:span text:style-name="T11">start</text:span>'. (notifikuje hráče o zahájení hry)</text:p>
          </table:table-cell>
          <table:table-cell table:style-name="Tabulka1.D2" office:value-type="string">
            <text:p text:style-name="P22">klient</text:p>
          </table:table-cell>
        </table:table-row>
      </table:table>
      <text:list xml:id="list153411486016133" text:continue-numbering="true" text:style-name="L1">
        <text:list-header>
          <text:p text:style-name="P11"/>
        </text:list-header>
      </text:list>
      <text:h text:style-name="P17" text:outline-level="2">Typ GAM</text:h>
      <text:p text:style-name="P6">Pokud je zpráva označena jako <text:span text:style-name="T9">GAM</text:span>, jde o komunikaci spojenou s průběhem hry. <text:span text:style-name="T8">Proto každá zpráva jako první položku dat obsahuje</text:span><text:span text:style-name="T2"> </text:span><text:span text:style-name="T3">číselný</text:span><text:span text:style-name="T2"> identifikátor hry, které se z</text:span><text:span text:style-name="T3">p</text:span><text:span text:style-name="T2">ráva týká. Všechny zprávy tohoto typu mají i svůj ekvivalent pro potvrzení. Jistota jejich doručení je zásadní pro správný průběh hry. </text:span><text:span text:style-name="T5">Jako potvrzení se používá odpověď se stejnou informací.</text:span></text:p>
      <text:p text:style-name="P13"><text:tab/>Rozlišují se tyto typy zpráv:</text:p>
      <text:list xml:id="list8932502047435521074" text:style-name="L2">
        <text:list-item>
          <text:p text:style-name="P14">jsi na tahu s kartou X</text:p>
        </text:list-item>
        <text:list-item>
          <text:p text:style-name="P14">zahrál jsem tuto kartu X</text:p>
        </text:list-item>
        <text:list-item>
          <text:p text:style-name="P14">hráč X zahrál kartu Y</text:p>
        </text:list-item>
        <text:list-item>
          <text:p text:style-name="P14">hráč X tě ovlivňuje kartou Y</text:p>
        </text:list-item>
        <text:list-item>
          <text:p text:style-name="P14">v tomto kole končím</text:p>
        </text:list-item>
        <text:list-item>
          <text:p text:style-name="P14">nové kolo</text:p>
        </text:list-item>
      </text:list>
      <text:p text:style-name="P15"/>
      <text:p text:style-name="P15"/>
      <table:table table:name="Tabulka2" table:style-name="Tabulka2">
        <table:table-column table:style-name="Tabulka2.A" table:number-columns-repeated="4"/>
        <text:soft-page-break/>
        <table:table-row>
          <table:table-cell table:style-name="Tabulka2.A1" office:value-type="string">
            <text:p text:style-name="P21">Odesílatel</text:p>
          </table:table-cell>
          <table:table-cell table:style-name="Tabulka2.A1" office:value-type="string">
            <text:p text:style-name="P22">Typ</text:p>
          </table:table-cell>
          <table:table-cell table:style-name="Tabulka2.A1" office:value-type="string">
            <text:p text:style-name="P21">Data zprávy</text:p>
          </table:table-cell>
          <table:table-cell table:style-name="Tabulka2.D1" office:value-type="string">
            <text:p text:style-name="P21">Příjemce</text:p>
          </table:table-cell>
        </table:table-row>
        <table:table-row>
          <table:table-cell table:style-name="Tabulka2.A2" office:value-type="string">
            <text:p text:style-name="P24">Server</text:p>
          </table:table-cell>
          <table:table-cell table:style-name="Tabulka2.A2" office:value-type="string">
            <text:p text:style-name="P24">předání řízení</text:p>
          </table:table-cell>
          <table:table-cell table:style-name="Tabulka2.A2" office:value-type="string">
            <text:p text:style-name="P24">'<text:span text:style-name="T11">play</text:span>' + uid hry, uid hráče <text:span text:style-name="T16">+ uid karty</text:span></text:p>
          </table:table-cell>
          <table:table-cell table:style-name="Tabulka2.D2" office:value-type="string">
            <text:p text:style-name="P25">klient</text:p>
          </table:table-cell>
        </table:table-row>
        <table:table-row>
          <table:table-cell table:style-name="Tabulka2.A2" office:value-type="string">
            <text:p text:style-name="P27">klient</text:p>
          </table:table-cell>
          <table:table-cell table:style-name="Tabulka2.A2" office:value-type="string">
            <text:p text:style-name="P24">předání řízení <text:span text:style-name="T17">(reply)</text:span></text:p>
          </table:table-cell>
          <table:table-cell table:style-name="Tabulka2.A2" office:value-type="string">
            <text:p text:style-name="P24">'<text:span text:style-name="T11">play</text:span>' + uid hry, uid hráče <text:span text:style-name="T16">+ uid karty + '</text:span><text:span text:style-name="T12">OK</text:span><text:span text:style-name="T16">'</text:span></text:p>
          </table:table-cell>
          <table:table-cell table:style-name="Tabulka2.D2" office:value-type="string">
            <text:p text:style-name="P27">server</text:p>
          </table:table-cell>
        </table:table-row>
        <table:table-row>
          <table:table-cell table:style-name="Tabulka2.A2" office:value-type="string">
            <text:p text:style-name="P25"><text:span text:style-name="T17">k</text:span>lient</text:p>
          </table:table-cell>
          <table:table-cell table:style-name="Tabulka2.A2" office:value-type="string">
            <text:p text:style-name="P25">předání ří<text:span text:style-name="T17">z</text:span>ení</text:p>
          </table:table-cell>
          <table:table-cell table:style-name="Tabulka2.A2" office:value-type="string">
            <text:p text:style-name="P25">'<text:span text:style-name="T11">card</text:span>' + uid karty + uid hráče + uid cíle karty (uid hráče)</text:p>
          </table:table-cell>
          <table:table-cell table:style-name="Tabulka2.D2" office:value-type="string">
            <text:p text:style-name="P25">server</text:p>
          </table:table-cell>
        </table:table-row>
        <table:table-row>
          <table:table-cell table:style-name="Tabulka2.A2" office:value-type="string">
            <text:p text:style-name="P27">server</text:p>
          </table:table-cell>
          <table:table-cell table:style-name="Tabulka2.A2" office:value-type="string">
            <text:p text:style-name="P25">předání ří<text:span text:style-name="T17">z</text:span>ení</text:p>
          </table:table-cell>
          <table:table-cell table:style-name="Tabulka2.A2" office:value-type="string">
            <text:p text:style-name="P25">'<text:span text:style-name="T11">card</text:span>' + uid karty + uid hráče + uid cíle karty (uid hráče)</text:p>
          </table:table-cell>
          <table:table-cell table:style-name="Tabulka2.D2" office:value-type="string">
            <text:p text:style-name="P27">klient</text:p>
          </table:table-cell>
        </table:table-row>
        <table:table-row>
          <table:table-cell table:style-name="Tabulka2.A2" office:value-type="string">
            <text:p text:style-name="P25">server</text:p>
          </table:table-cell>
          <table:table-cell table:style-name="Tabulka2.A2" office:value-type="string">
            <text:p text:style-name="P25">propagace zahrané karty</text:p>
          </table:table-cell>
          <table:table-cell table:style-name="Tabulka2.A2" office:value-type="string">
            <text:p text:style-name="P26">'<text:span text:style-name="T11">card</text:span>' + uid karty + uid hráče + uid cíle karty (uid hráče)</text:p>
          </table:table-cell>
          <table:table-cell table:style-name="Tabulka2.D2" office:value-type="string">
            <text:p text:style-name="P27">klient</text:p>
          </table:table-cell>
        </table:table-row>
        <table:table-row>
          <table:table-cell table:style-name="Tabulka2.A2" office:value-type="string">
            <text:p text:style-name="P27">klient</text:p>
          </table:table-cell>
          <table:table-cell table:style-name="Tabulka2.A2" office:value-type="string">
            <text:p text:style-name="P25">propagace zahrané karty <text:span text:style-name="T17">(reply)</text:span></text:p>
          </table:table-cell>
          <table:table-cell table:style-name="Tabulka2.A2" office:value-type="string">
            <text:p text:style-name="P26">'<text:span text:style-name="T11">card</text:span>' + uid karty + uid hráče + uid cíle karty (uid hráče) <text:span text:style-name="T17">+ '</text:span><text:span text:style-name="T13">OK</text:span><text:span text:style-name="T17">'</text:span></text:p>
          </table:table-cell>
          <table:table-cell table:style-name="Tabulka2.D2" office:value-type="string">
            <text:p text:style-name="P27">server</text:p>
          </table:table-cell>
        </table:table-row>
        <table:table-row>
          <table:table-cell table:style-name="Tabulka2.A2" office:value-type="string">
            <text:p text:style-name="P27">klient</text:p>
          </table:table-cell>
          <table:table-cell table:style-name="Tabulka2.A2" office:value-type="string">
            <text:p text:style-name="P27">v kole končím</text:p>
          </table:table-cell>
          <table:table-cell table:style-name="Tabulka2.A2" office:value-type="string">
            <text:p text:style-name="P27">'<text:span text:style-name="T11">dead</text:span>' + uid hrace</text:p>
          </table:table-cell>
          <table:table-cell table:style-name="Tabulka2.D2" office:value-type="string">
            <text:p text:style-name="P27">sever</text:p>
          </table:table-cell>
        </table:table-row>
        <table:table-row>
          <table:table-cell table:style-name="Tabulka2.A2" office:value-type="string">
            <text:p text:style-name="P27">server</text:p>
          </table:table-cell>
          <table:table-cell table:style-name="Tabulka2.A2" office:value-type="string">
            <text:p text:style-name="P27">v kole končím <text:span text:style-name="T18">(reply)</text:span></text:p>
          </table:table-cell>
          <table:table-cell table:style-name="Tabulka2.A2" office:value-type="string">
            <text:p text:style-name="P27">'<text:span text:style-name="T11">dead</text:span>' + uid hrace + 'OK'</text:p>
          </table:table-cell>
          <table:table-cell table:style-name="Tabulka2.D2" office:value-type="string">
            <text:p text:style-name="P27">klient</text:p>
          </table:table-cell>
        </table:table-row>
        <table:table-row>
          <table:table-cell table:style-name="Tabulka2.A2" office:value-type="string">
            <text:p text:style-name="P28">server</text:p>
          </table:table-cell>
          <table:table-cell table:style-name="Tabulka2.A2" office:value-type="string">
            <text:p text:style-name="P28">konec kola</text:p>
          </table:table-cell>
          <table:table-cell table:style-name="Tabulka2.A2" office:value-type="string">
            <text:p text:style-name="P28">'<text:span text:style-name="T11">round</text:span>' + uid viteze</text:p>
          </table:table-cell>
          <table:table-cell table:style-name="Tabulka2.D2" office:value-type="string">
            <text:p text:style-name="P28">klient</text:p>
          </table:table-cell>
        </table:table-row>
      </table:table>
      <text:list xml:id="list153411105834291" text:continue-numbering="true" text:style-name="L2">
        <text:list-header>
          <text:p text:style-name="P1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ek Vais</meta:initial-creator>
    <meta:creation-date>2015-11-16T14:55:37.917955171</meta:creation-date>
    <dc:date>2015-11-27T15:34:10.329560916</dc:date>
    <dc:creator>Radek Vais</dc:creator>
    <meta:editing-duration>PT2H59M10S</meta:editing-duration>
    <meta:editing-cycles>8</meta:editing-cycles>
    <meta:generator>LibreOffice/4.4.3.2$Linux_X86_64 LibreOffice_project/40m0$Build-2</meta:generator>
    <meta:document-statistic meta:table-count="2" meta:image-count="0" meta:object-count="0" meta:page-count="4" meta:paragraph-count="116" meta:word-count="595" meta:character-count="3509" meta:non-whitespace-character-count="3036"/>
  </office:meta>
</office:document-meta>
</file>